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610000004CECB1B46A6923E31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Párrafo_20_de_20_lista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6" style:family="paragraph" style:parent-style-name="Párrafo_20_de_20_lista" style:list-style-name="L1">
      <style:paragraph-properties fo:text-align="justify" style:justify-single-word="false"/>
    </style:style>
    <style:style style:name="T1" style:family="text">
      <style:text-properties fo:color="#000000" loext:opacity="100%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 Tema 4 – Vue.js – Implementación de contenido interactivo</text:p>
      <text:p text:style-name="P1"/>
      <text:p text:style-name="P1">Piensa en un modelo de negocio y realiza la siguientes aplicación web utilizando la herramienta de Vue.js</text:p>
      <text:p text:style-name="P1"/>
      <text:p text:style-name="P2">Requisitos:</text:p>
      <text:p text:style-name="P2">(7 puntos)</text:p>
      <text:list xml:id="list3399240317" text:style-name="L1">
        <text:list-item>
          <text:p text:style-name="P6">La aplicación web únicamente tendrá dos vistas, una para login, otra para un registro de productos y la misma con un listado de los productos que han sido introducidos.</text:p>
        </text:list-item>
      </text:list>
      <text:p text:style-name="P3">(Dejará entrar únicamente a aquel que tenga las credenciales que tú quieras)</text:p>
      <text:p text:style-name="P3"/>
      <text:list xml:id="list121725906190756" text:continue-numbering="true" text:style-name="L1">
        <text:list-item>
          <text:p text:style-name="P6">La vista del registro de productos estará formada por un formulario donde únicamente el usuario con credenciales podrá añadir el producto que quiera y aparecerá un nuevo producto en un listado.</text:p>
        </text:list-item>
      </text:list>
      <text:p text:style-name="P4"/>
      <text:list xml:id="list121725700928090" text:continue-numbering="true" text:style-name="L1">
        <text:list-item>
          <text:p text:style-name="P6">La vista del listado será un CRUD donde el usuario con credenciales podrá eliminar y actualizar el producto que crea conveniente.</text:p>
        </text:list-item>
      </text:list>
      <text:p text:style-name="Párrafo_20_de_20_lista"/>
      <text:p text:style-name="P4">Cuida el diseño de tus vistas (Vuetify – 2 puntos).</text:p>
      <text:p text:style-name="P4">(Algo que se le tendrá importancia es el diseño del CRUD)</text:p>
      <text:p text:style-name="P4"/>
      <text:p text:style-name="P4">Si consigues que el formulario vea si algún registro ha sido repetido o implementar un contador para cada uno de los elementos para ver las cantidades introducidas (1 punto).</text:p>
      <text:p text:style-name="P4"/>
      <text:p text:style-name="P4">El trabajo en clase será evaluado al final de cada día.</text:p>
      <text:p text:style-name="P4"/>
      <text:p text:style-name="P2">Entrega:</text:p>
      <text:p text:style-name="P2"/>
      <text:p text:style-name="P4"><text:span text:style-name="Fuente_20_de_20_párrafo_20_predeter."><text:span text:style-name="T1">Vídeo del contenido del proyecto donde muestra el cumplimiento o no de los requisitos del proyecto junto a las explicaciones de cómo se realiza la lógica de la aplicación. El formato de entrega es libre siempre y cuando el profesor pueda visualizarlo (se recomienda .mp4). En cuanto al nombre del fichero deberá ser igual al del proyecto. Ejemplo: “Carmona_Lara_AntonioJesús.mp4”. Nota: La penalización por no cumplir este apartado es de 2 puntos.</text:span></text:span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<draw:frame draw:style-name="Mfr1" draw:name="Imagen 2" text:anchor-type="as-char" svg:y="0cm" svg:width="7.472cm" style:rel-width="scale" svg:height="1.609cm" style:rel-height="scale" draw:z-index="0"><draw:image xlink:href="Pictures/10000001000001610000004CECB1B46A6923E31D.png" xlink:type="simple" xlink:show="embed" xlink:actuate="onLoad" draw:mime-type="image/png"/><svg:desc>Imagen que contiene Logotipo

Descripción generada automáticamente</svg:desc></draw:frame></text:p>
        <text:p text:style-name="Encabezado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ntonio Jesús Carmona Lara</meta:initial-creator>
    <meta:creation-date>2023-01-29T12:39:00Z</meta:creation-date>
    <dc:date>2023-01-30T12:17:24.904811914</dc:date>
    <meta:editing-cycles>4</meta:editing-cycles>
    <meta:editing-duration>PT3H25M11S</meta:editing-duration>
    <meta:document-statistic meta:table-count="0" meta:image-count="1" meta:object-count="0" meta:page-count="1" meta:paragraph-count="15" meta:word-count="256" meta:character-count="1553" meta:non-whitespace-character-count="1311"/>
    <meta:template xlink:type="simple" xlink:actuate="onRequest" xlink:title="" xlink:href="Normal.dotm"/>
  </office:meta>
</office:document-meta>
</file>